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 style:writing-mode="page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 style:writing-mode="page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 style:writing-mode="page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ext:soft-page-break/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5:14:42.399598510</dc:date>
    <meta:editing-duration>P1DT1H44M2S</meta:editing-duration>
    <meta:editing-cycles>187</meta:editing-cycles>
    <dc:creator>Laurent FRANCOIS</dc:creator>
    <meta:document-statistic meta:table-count="3" meta:image-count="0" meta:object-count="0" meta:page-count="3" meta:paragraph-count="123" meta:word-count="810" meta:character-count="4067" meta:non-whitespace-character-count="3797"/>
  </office:meta>
</office:document-meta>
</file>